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Droid Sans Mono" svg:font-family="'Droid Sans Mono'" style:font-family-generic="modern" style:font-pitch="fixed"/>
    <style:font-face style:name="Inconsolata" svg:font-family="Inconsolata" style:font-family-generic="modern" style:font-pitch="fixed"/>
    <style:font-face style:name="Bell MT" svg:font-family="'Bell MT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Inconsolata" fo:font-size="12pt" fo:font-weight="bold" officeooo:rsid="0008c231" officeooo:paragraph-rsid="0008c231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Inconsolata" fo:font-size="12pt" officeooo:rsid="0008c231" officeooo:paragraph-rsid="000b328f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Inconsolata" fo:font-size="12pt" style:text-underline-style="none" fo:font-weight="normal" officeooo:rsid="000e2afb" officeooo:paragraph-rsid="000e2af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Inconsolata" fo:font-size="12pt" style:text-underline-style="none" fo:font-weight="normal" officeooo:rsid="00098745" officeooo:paragraph-rsid="000e2af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Inconsolata" fo:font-size="12pt" style:text-underline-style="none" fo:font-weight="normal" officeooo:rsid="000b328f" officeooo:paragraph-rsid="0009874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roid Serif" fo:font-size="13pt" style:text-underline-style="solid" style:text-underline-width="auto" style:text-underline-color="font-color" fo:font-weight="bold" officeooo:rsid="00098745" officeooo:paragraph-rsid="00098745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08c231" officeooo:paragraph-rsid="0008c231"/>
    </style:style>
    <style:style style:name="P8" style:family="paragraph" style:parent-style-name="Standard">
      <style:paragraph-properties fo:text-align="justify" style:justify-single-word="false"/>
      <style:text-properties style:font-name="Inconsolata" fo:font-size="13pt" style:text-underline-style="solid" style:text-underline-width="auto" style:text-underline-color="font-color" fo:font-weight="bold" officeooo:rsid="000f8b03" officeooo:paragraph-rsid="000f8b03" style:font-size-asian="13pt" style:font-weight-asian="bold" style:font-size-complex="13pt" style:font-weight-complex="bold"/>
    </style:style>
    <style:style style:name="P9" style:family="paragraph" style:parent-style-name="Standard" style:list-style-name="L4">
      <style:paragraph-properties fo:text-align="justify" style:justify-single-word="false"/>
      <style:text-properties style:font-name="Inconsolata" fo:font-size="13pt" style:text-underline-style="none" fo:font-weight="bold" officeooo:rsid="000f8b03" officeooo:paragraph-rsid="000f8b03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Inconsolata" fo:font-size="14pt" officeooo:rsid="0008c231" officeooo:paragraph-rsid="000f8b03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Inconsolata" fo:font-size="14pt" style:text-underline-style="solid" style:text-underline-width="auto" style:text-underline-color="font-color" fo:font-weight="bold" officeooo:rsid="000f8b03" officeooo:paragraph-rsid="000f8b0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Inconsolata" fo:font-size="14pt" style:text-underline-style="solid" style:text-underline-width="auto" style:text-underline-color="font-color" fo:font-weight="bold" officeooo:rsid="0008c231" officeooo:paragraph-rsid="0008c23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Inconsolata" fo:font-size="12pt" fo:font-weight="bold" officeooo:rsid="0008c231" officeooo:paragraph-rsid="0008c23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Inconsolata" fo:font-size="12pt" fo:font-weight="bold" officeooo:rsid="0008c231" officeooo:paragraph-rsid="0008c23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Inconsolata" fo:font-size="12pt" officeooo:rsid="0008c231" officeooo:paragraph-rsid="0008c23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Inconsolata" fo:font-size="12pt" officeooo:rsid="0008c231" officeooo:paragraph-rsid="0008c231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Inconsolata" fo:font-size="12pt" officeooo:rsid="0008c231" officeooo:paragraph-rsid="000f8b03" style:font-size-asian="12pt" style:font-size-complex="12pt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Inconsolata" fo:font-size="12pt" officeooo:rsid="0008c231" officeooo:paragraph-rsid="000f8b03" style:font-size-asian="12pt" style:font-size-complex="12pt"/>
    </style:style>
    <style:style style:name="P19" style:family="paragraph" style:parent-style-name="Standard" style:list-style-name="L8">
      <style:paragraph-properties fo:text-align="justify" style:justify-single-word="false"/>
      <style:text-properties style:font-name="Inconsolata" fo:font-size="12pt" style:text-underline-style="none" fo:font-weight="normal" officeooo:rsid="000f8b03" officeooo:paragraph-rsid="000f8b0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Inconsolata" fo:font-size="12pt" style:text-underline-style="none" fo:font-weight="normal" officeooo:rsid="000f8b03" officeooo:paragraph-rsid="000f8b03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Inconsolata" fo:font-size="12pt" style:text-underline-style="none" fo:font-weight="normal" officeooo:rsid="000f8b03" officeooo:paragraph-rsid="000f8b03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Inconsolata" fo:font-size="12pt" style:text-underline-style="none" fo:font-weight="normal" officeooo:rsid="000f8b03" officeooo:paragraph-rsid="000f8b03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font-name="Inconsolata" fo:font-size="12pt" style:text-underline-style="none" fo:font-weight="normal" officeooo:rsid="000f8b03" officeooo:paragraph-rsid="000f8b03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justify" style:justify-single-word="false"/>
      <style:text-properties style:font-name="Inconsolata" fo:font-size="12pt" style:text-underline-style="none" fo:font-weight="normal" officeooo:rsid="0010cca4" officeooo:paragraph-rsid="0010cca4" style:font-size-asian="12pt" style:font-weight-asian="normal" style:font-size-complex="12pt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font-name="Inconsolata" fo:font-size="12pt" style:text-underline-style="none" fo:font-weight="normal" officeooo:rsid="0010cca4" officeooo:paragraph-rsid="0010cca4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Inconsolata" fo:font-size="12pt" style:text-underline-style="none" fo:font-weight="normal" officeooo:rsid="000b328f" officeooo:paragraph-rsid="000f8b03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Inconsolata" fo:font-size="12pt" style:text-underline-style="none" fo:font-weight="normal" officeooo:rsid="000b328f" officeooo:paragraph-rsid="000b328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Inconsolata" fo:font-size="12pt" style:text-underline-style="none" fo:font-weight="normal" officeooo:rsid="000b328f" officeooo:paragraph-rsid="000b328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Inconsolata" fo:font-size="12pt" style:text-underline-style="none" fo:font-weight="normal" officeooo:rsid="000b328f" officeooo:paragraph-rsid="0010cca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end" style:justify-single-word="false"/>
      <style:text-properties style:font-name="Inconsolata" fo:font-size="12pt" style:text-underline-style="none" fo:font-weight="normal" officeooo:rsid="000b328f" officeooo:paragraph-rsid="0010cca4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justify" style:justify-single-word="false"/>
      <style:text-properties style:font-name="Inconsolata" fo:font-size="12pt" style:text-underline-style="solid" style:text-underline-width="auto" style:text-underline-color="font-color" fo:font-weight="bold" officeooo:rsid="000f8b03" officeooo:paragraph-rsid="000f8b0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Droid Serif" fo:font-size="13pt" officeooo:rsid="0008c231" officeooo:paragraph-rsid="000f8b03" style:font-size-asian="13pt" style:font-size-complex="13pt"/>
    </style:style>
    <style:style style:name="P33" style:family="paragraph" style:parent-style-name="Standard">
      <style:paragraph-properties fo:text-align="justify" style:justify-single-word="false"/>
      <style:text-properties style:font-name="Droid Serif" fo:font-size="13pt" style:text-underline-style="solid" style:text-underline-width="auto" style:text-underline-color="font-color" fo:font-weight="bold" officeooo:rsid="000f8b03" officeooo:paragraph-rsid="000f8b03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roid Serif" fo:font-size="12pt" style:text-underline-style="solid" style:text-underline-width="auto" style:text-underline-color="font-color" fo:font-weight="bold" officeooo:rsid="0008c231" officeooo:paragraph-rsid="0008c231" style:font-size-asian="12pt" style:font-weight-asian="bold" style:font-size-complex="12pt" style:font-weight-complex="bold"/>
    </style:style>
    <style:style style:name="T1" style:family="text">
      <style:text-properties officeooo:rsid="000d4cd9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f8b03" style:font-weight-asian="bold" style:font-weight-complex="bold"/>
    </style:style>
    <style:style style:name="T4" style:family="text">
      <style:text-properties officeooo:rsid="000f8b03"/>
    </style:style>
    <style:style style:name="T5" style:family="text">
      <style:text-properties officeooo:rsid="0010cca4"/>
    </style:style>
    <style:style style:name="T6" style:family="text">
      <style:text-properties style:font-name="Inconsolata" fo:font-size="12pt" style:font-size-asian="12pt" style:font-size-complex="12pt"/>
    </style:style>
    <style:style style:name="T7" style:family="text">
      <style:text-properties style:font-name="Inconsolata" fo:font-size="12pt" officeooo:rsid="000d4cd9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f8b03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">D</text:span><text:span text:style-name="T3">ATOS PERSONALES</text:span></text:p>
      <text:p text:style-name="P10"><text:span text:style-name="T3"/></text:p>
      <text:p text:style-name="P14">Javier González Tello</text:p>
      <text:p text:style-name="P13"/>
      <text:p text:style-name="P15"><text:span text:style-name="T1">Domicilio actual: </text:span>Calle Juan Pablo Bonet Nº13 6ºC</text:p>
      <text:p text:style-name="P15"><text:span text:style-name="T1">Móvil de contacto: </text:span>675440231</text:p>
      <text:p text:style-name="P7"><text:span text:style-name="T7">Correo electrónico: </text:span><text:a xlink:type="simple" xlink:href="mailto:javiergonzaleztello@gmail.com" text:style-name="Internet_20_link" text:visited-style-name="Visited_20_Internet_20_Link"><text:span text:style-name="T6">javiergonzaleztello@gmail.com</text:span></text:a></text:p>
      <text:p text:style-name="P15">Nacido el 1 de abril de 1993 <text:span text:style-name="T1">en Zaragoza</text:span></text:p>
      <text:p text:style-name="P15"><text:span text:style-name="T1">NIF: </text:span>73028338A</text:p>
      <text:p text:style-name="P15"/>
      <text:p text:style-name="P16"/>
      <text:p text:style-name="P33">DATOS ACADÉMICOS</text:p>
      <text:p text:style-name="P8"/>
      <text:p text:style-name="P11"/>
      <text:list xml:id="list2776970933594888879" text:style-name="L4">
        <text:list-item>
          <text:p text:style-name="P9">ESTUDIOS REALIZADOS</text:p>
          <text:p text:style-name="P18"/>
        </text:list-item>
      </text:list>
      <text:p text:style-name="P1">Técnico superior en desarrollo de aplicaciones multiplataforma </text:p>
      <text:p text:style-name="P15">(Colegio Salesiano Ntra. Señora del Pilar, <text:span text:style-name="T1">Zaragoza</text:span>)</text:p>
      <text:p text:style-name="P2"/>
      <text:p text:style-name="P1">Graduado en Química </text:p>
      <text:p text:style-name="P15">(Universidad de Zaragoza)</text:p>
      <text:p text:style-name="P15"/>
      <text:p text:style-name="P15"/>
      <text:p text:style-name="P15"/>
      <text:list xml:id="list200758545815526" text:continue-numbering="true" text:style-name="L4">
        <text:list-item>
          <text:p text:style-name="P9">IDIOMAS</text:p>
        </text:list-item>
      </text:list>
      <text:p text:style-name="P15"/>
      <text:p text:style-name="P15"><text:span text:style-name="T11">Inglés</text:span>: <text:span text:style-name="T4">Nivel C</text:span>1 <text:span text:style-name="T1">(English Proficiency Test)</text:span></text:p>
      <text:p text:style-name="P15"/>
      <text:p text:style-name="P15"><text:span text:style-name="T11">A</text:span><text:span text:style-name="T10">lemán</text:span>: <text:span text:style-name="T4">Nivel <text:s/></text:span>A2 <text:span text:style-name="T1">(Formación bilingüe en el I.E.S Goya, Zaragoza)</text:span></text:p>
      <text:p text:style-name="P15"/>
      <text:p text:style-name="P15"/>
      <text:p text:style-name="P15"/>
      <text:list xml:id="list200757288414368" text:continue-numbering="true" text:style-name="L4">
        <text:list-item>
          <text:p text:style-name="P9">INFORMÁTICA</text:p>
          <text:p text:style-name="P31"/>
        </text:list-item>
      </text:list>
      <text:list xml:id="list150373665417994638" text:style-name="L6">
        <text:list-item>
          <text:list>
            <text:list-item>
              <text:p text:style-name="P22"><text:span text:style-name="T10">Ofimática</text:span>: Nivel medio/avanzado de la suite Office y Libreoffice/Openoffice</text:p>
              <text:p text:style-name="P22"/>
            </text:list-item>
            <text:list-item>
              <text:p text:style-name="P22">Nivel <text:s/>de uso medio/alto de <text:span text:style-name="T10">Windows</text:span> (XP – 10)</text:p>
              <text:p text:style-name="P22"/>
            </text:list-item>
          </text:list>
        </text:list-item>
      </text:list>
      <text:list xml:id="list2757561448057295362" text:style-name="L8">
        <text:list-item>
          <text:list>
            <text:list-item>
              <text:p text:style-name="P23">Nivel <text:s/>de uso medio/alto de <text:span text:style-name="T10">Linux</text:span> (Basadas en Debian, Red Hat y ArchLinux)</text:p>
              <text:p text:style-name="P23"/>
            </text:list-item>
            <text:list-item>
              <text:p text:style-name="P23">Nivel de uso básico en otros sistemas <text:span text:style-name="T10">UNIX</text:span> (BSD)</text:p>
              <text:p text:style-name="P23"/>
            </text:list-item>
            <text:list-item>
              <text:p text:style-name="P25"><text:span text:style-name="T10">Diseño</text:span> <text:span text:style-name="T10">gráfico</text:span> elemental (Inkscape, Gimp, Krita).</text:p>
              <text:p text:style-name="P24"/>
              <text:p text:style-name="P19"/>
            </text:list-item>
          </text:list>
        </text:list-item>
      </text:list>
      <text:p text:style-name="P20">Adicionalmente, <text:span text:style-name="T5">y fuera de los planes de estudio, se desarrollaron competencias básicas en los siguientes lenguajes de programación:</text:span></text:p>
      <text:p text:style-name="P20"/>
      <text:list xml:id="list591387170277887945" text:style-name="L1">
        <text:list-item>
          <text:p text:style-name="P26">C/C++</text:p>
        </text:list-item>
        <text:list-item>
          <text:p text:style-name="P26">C#</text:p>
        </text:list-item>
        <text:list-item>
          <text:p text:style-name="P26">Python</text:p>
        </text:list-item>
        <text:list-item>
          <text:p text:style-name="P21">Scripting en BASH y Batch.</text:p>
        </text:list-item>
      </text:list>
      <text:p text:style-name="P20"/>
      <text:p text:style-name="P17"><text:soft-page-break/></text:p>
      <text:p text:style-name="P34">Experiencia laboral</text:p>
      <text:p text:style-name="P12"/>
      <text:p text:style-name="P3"><text:span text:style-name="T10">FCT</text:span> Grado Superior DAM – <text:span text:style-name="T5">Programador </text:span>en Consultoría S.A</text:p>
      <text:p text:style-name="P3"/>
      <text:p text:style-name="P4"/>
      <text:p text:style-name="P6">Otros datos</text:p>
      <text:p text:style-name="P5"/>
      <text:list xml:id="list7663309703309960098" text:style-name="L3">
        <text:list-item>
          <text:p text:style-name="P27">Posesión del carnet de conducir <text:span text:style-name="T5">B</text:span></text:p>
        </text:list-item>
        <text:list-item>
          <text:p text:style-name="P27">Disponibilidad de horarios </text:p>
        </text:list-item>
        <text:list-item>
          <text:p text:style-name="P27">Capacidad de incorporación inmediata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tab/><text:tab/><text:tab/><text:tab/><text:tab/><text:tab/><text:tab/><text:tab/><text:tab/></text:p>
      <text:p text:style-name="P30">Actualizado:0<text:span text:style-name="T5">8/</text:span>10/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Droid Sans Mono" svg:font-family="'Droid Sans Mono'" style:font-family-generic="modern" style:font-pitch="fixed"/>
    <style:font-face style:name="Inconsolata" svg:font-family="Inconsolata" style:font-family-generic="modern" style:font-pitch="fixed"/>
    <style:font-face style:name="Bell MT" svg:font-family="'Bell MT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8:01:34.658000000</meta:creation-date>
    <dc:date>2016-10-12T20:07:56.147000000</dc:date>
    <meta:editing-duration>PT10M56S</meta:editing-duration>
    <meta:editing-cycles>4</meta:editing-cycles>
    <meta:generator>LibreOffice/5.2.2.2$Windows_X86_64 LibreOffice_project/8f96e87c890bf8fa77463cd4b640a2312823f3ad</meta:generator>
    <meta:document-statistic meta:table-count="0" meta:image-count="0" meta:object-count="0" meta:page-count="2" meta:paragraph-count="43" meta:word-count="193" meta:character-count="1235" meta:non-whitespace-character-count="1082"/>
  </office:meta>
</office:document-meta>
</file>